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ans-serif"/>
    <style:font-face style:name="OpenSymbol" svg:font-family="OpenSymbol"/>
    <style:font-face style:name="Arial3" svg:font-family="Arial" style:font-family-generic="swiss"/>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list-style-name="L2">
      <style:paragraph-properties style:line-height-at-least="0.45cm" fo:widows="1"/>
      <style:text-properties fo:font-variant="normal" fo:text-transform="none" fo:color="#000000" style:font-name="Arial1" fo:font-size="9.75pt" fo:letter-spacing="normal" fo:font-style="normal" fo:font-weight="normal"/>
    </style:style>
    <style:style style:name="P2" style:family="paragraph" style:parent-style-name="Text_20_body" style:list-style-name="L3">
      <style:paragraph-properties style:line-height-at-least="0.45cm" fo:widows="1"/>
      <style:text-properties fo:font-variant="normal" fo:text-transform="none" fo:color="#000000" style:font-name="Arial1" fo:font-size="9.75pt" fo:letter-spacing="normal" fo:font-style="normal" fo:font-weight="normal"/>
    </style:style>
    <style:style style:name="P3" style:family="paragraph" style:parent-style-name="Text_20_body" style:list-style-name="L4">
      <style:paragraph-properties style:line-height-at-least="0.45cm" fo:widows="1"/>
      <style:text-properties fo:font-variant="normal" fo:text-transform="none" fo:color="#000000" style:font-name="Arial1" fo:font-size="9.75pt" fo:letter-spacing="normal" fo:font-style="normal" fo:font-weight="normal"/>
    </style:style>
    <style:style style:name="P4" style:family="paragraph" style:parent-style-name="Text_20_body">
      <style:paragraph-properties fo:margin-top="0cm" fo:margin-bottom="0cm" style:line-height-at-least="0.45cm" fo:widows="1"/>
      <style:text-properties fo:font-variant="normal" fo:text-transform="none" fo:color="#000000" style:font-name="Arial1" fo:font-size="9.75pt" fo:letter-spacing="normal" fo:font-style="normal" fo:font-weight="normal"/>
    </style:style>
    <style:style style:name="P5" style:family="paragraph" style:parent-style-name="Text_20_body" style:list-style-name="L2">
      <style:paragraph-properties fo:margin-top="0cm" fo:margin-bottom="0cm" style:line-height-at-least="0.45cm" fo:widows="1"/>
      <style:text-properties fo:font-variant="normal" fo:text-transform="none" fo:color="#000000" style:font-name="Arial1" fo:font-size="9.75pt" fo:letter-spacing="normal" fo:font-style="normal" fo:font-weight="normal"/>
    </style:style>
    <style:style style:name="P6" style:family="paragraph" style:parent-style-name="Text_20_body" style:list-style-name="L3">
      <style:paragraph-properties fo:margin-top="0cm" fo:margin-bottom="0cm" style:line-height-at-least="0.45cm" fo:widows="1"/>
      <style:text-properties fo:font-variant="normal" fo:text-transform="none" fo:color="#000000" style:font-name="Arial1" fo:font-size="9.75pt" fo:letter-spacing="normal" fo:font-style="normal" fo:font-weight="normal"/>
    </style:style>
    <style:style style:name="P7" style:family="paragraph" style:parent-style-name="Text_20_body" style:list-style-name="L4">
      <style:paragraph-properties fo:margin-top="0cm" fo:margin-bottom="0cm" style:line-height-at-least="0.45cm" fo:widows="1"/>
      <style:text-properties fo:font-variant="normal" fo:text-transform="none" fo:color="#000000" style:font-name="Arial1" fo:font-size="9.75pt" fo:letter-spacing="normal" fo:font-style="normal" fo:font-weight="normal"/>
    </style:style>
    <style:style style:name="P8" style:family="paragraph" style:parent-style-name="Text_20_body" style:list-style-name="L5">
      <style:paragraph-properties fo:margin-top="0cm" fo:margin-bottom="0cm" style:line-height-at-least="0.45cm" fo:widows="1"/>
      <style:text-properties fo:font-variant="normal" fo:text-transform="none" fo:color="#000000" style:font-name="Arial1" fo:font-size="9.75pt" fo:letter-spacing="normal" fo:font-style="normal" fo:font-weight="normal"/>
    </style:style>
    <style:style style:name="P9" style:family="paragraph" style:parent-style-name="Text_20_body" style:list-style-name="L5">
      <style:paragraph-properties fo:margin-top="0cm" fo:margin-bottom="0cm" style:line-height-at-least="0.45cm" fo:widows="1"/>
    </style:style>
    <style:style style:name="P10" style:family="paragraph" style:parent-style-name="Text_20_body" style:master-page-name="Standard">
      <style:paragraph-properties fo:text-align="end" style:justify-single-word="false" style:page-number="auto"/>
    </style:style>
    <style:style style:name="P11" style:family="paragraph" style:parent-style-name="Text_20_body">
      <style:paragraph-properties fo:margin-left="0cm" fo:margin-right="0cm" style:line-height-at-least="0.45cm" fo:widows="1" fo:text-indent="0cm" style:auto-text-indent="false"/>
      <style:text-properties fo:font-variant="normal" fo:text-transform="none" fo:color="#000000" style:font-name="Arial1" fo:font-size="9.75pt" fo:letter-spacing="normal" fo:font-style="normal" fo:font-weight="bold"/>
    </style:style>
    <style:style style:name="P12" style:family="paragraph" style:parent-style-name="Footer">
      <style:paragraph-properties fo:text-align="end" style:justify-single-word="false"/>
    </style:style>
    <style:style style:name="P13" style:family="paragraph" style:parent-style-name="Standard">
      <style:text-properties style:font-name="Times New Roman" fo:font-size="12pt" style:font-size-asian="12pt" style:font-name-complex="Times New Roman1"/>
    </style:style>
    <style:style style:name="T1" style:family="text">
      <style:text-properties style:font-name="Times New Roman" fo:font-size="12pt" style:font-size-asian="12pt" style:font-name-complex="Times New Roman1"/>
    </style:style>
    <style:style style:name="T2" style:family="text">
      <style:text-properties style:font-name="Times New Roman" fo:font-size="12pt" fo:font-weight="bold" style:font-size-asian="12pt" style:font-weight-asian="bold" style:font-name-complex="Times New Roman1"/>
    </style:style>
    <style:style style:name="T3" style:family="text">
      <style:text-properties fo:color="#2e74b5" style:font-name="Times New Roman" fo:font-size="12pt" style:font-size-asian="12pt" style:font-name-complex="Times New Roman1"/>
    </style:style>
    <style:style style:name="T4" style:family="text">
      <style:text-properties fo:color="#2e74b5" style:font-name="Times New Roman" fo:font-size="12pt" fo:font-weight="bold" style:font-size-asian="12pt" style:font-weight-asian="bold" style:font-name-complex="Times New Roman1"/>
    </style:style>
    <style:style style:name="T5" style:family="text">
      <style:text-properties fo:color="#d9d9d9" fo:font-size="8pt" style:font-size-asian="8pt" style:font-size-complex="8pt"/>
    </style:style>
    <style:style style:name="T6" style:family="text">
      <style:text-properties fo:font-variant="normal" fo:text-transform="none" fo:color="#000000" style:font-name="Arial1" fo:font-size="9.75pt" fo:letter-spacing="normal" fo:font-style="normal" fo:font-weight="normal"/>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4"/></text:p>
      <text:list xml:id="list6101446297292209752" text:style-name="L2">
        <text:list-item>
          <text:p text:style-name="P5"><text:span text:style-name="T1">Co-ordinate the photography schedule with the internal photographer &amp; freelancers (individual product shots and lifestyle scenes)</text:span></text:p>
        </text:list-item>
        <text:list-item>
          <text:p text:style-name="P5">Uploading product images to the company website</text:p>
        </text:list-item>
        <text:list-item>
          <text:p text:style-name="P5">Auditing the website to ensure all products have multiple images</text:p>
        </text:list-item>
        <text:list-item>
          <text:p text:style-name="P5">Basic image editing and image resizing using Photoshop</text:p>
        </text:list-item>
        <text:list-item>
          <text:p text:style-name="P5">Creating Images for Bundle packages using Photoshop</text:p>
        </text:list-item>
        <text:list-item>
          <text:p text:style-name="P1">Coordinate with Warehouse teams to ensure product is made available for Photography to ensure an efficient process</text:p>
        </text:list-item>
      </text:list>
      <text:p text:style-name="P11">Product Information:</text:p>
      <text:list xml:id="list8253159397995515783" text:style-name="L3">
        <text:list-item>
          <text:p text:style-name="P6">Liaising with internal buying teams and suppliers to obtain technical product information, and key features and benefits of each product</text:p>
        </text:list-item>
        <text:list-item>
          <text:p text:style-name="P6">Upload product information to the website</text:p>
        </text:list-item>
        <text:list-item>
          <text:p text:style-name="P6">Produce Technical documents and Installation guides using information obtained from suppliers</text:p>
        </text:list-item>
        <text:list-item>
          <text:p text:style-name="P6">Ensuring all products have the correct accreditations and quality standard information</text:p>
        </text:list-item>
        <text:list-item>
          <text:p text:style-name="P6">Working with the marketing team to produce compelling product descriptions to sell the product</text:p>
        </text:list-item>
        <text:list-item>
          <text:p text:style-name="P6">Ensuring products are cross merchandised with related products and upsells</text:p>
        </text:list-item>
        <text:list-item>
          <text:p text:style-name="P2">Producing information for competitor product comparison</text:p>
        </text:list-item>
      </text:list>
      <text:p text:style-name="P11">Other Responsibilities:</text:p>
      <text:list xml:id="list301875777628512402" text:style-name="L4">
        <text:list-item>
          <text:p text:style-name="P7">Produce product reports using Google Analytics to understand which products are performing</text:p>
        </text:list-item>
        <text:list-item>
          <text:p text:style-name="P7">Using product sale data to help prioritise product improvements on the website</text:p>
        </text:list-item>
        <text:list-item>
          <text:p text:style-name="P3">Carrying out regular competitor analysis to monitor competitor websites, and make recommendations on how to present product information</text:p>
        </text:list-item>
      </text:list>
      <text:p text:style-name="P11">Required Skills:</text:p>
      <text:p text:style-name="P4"/>
      <text:list xml:id="list5800986949266806900" text:style-name="L5">
        <text:list-item>
          <text:p text:style-name="P8">Basic to Intermediate Photoshop Skills</text:p>
        </text:list-item>
        <text:list-item>
          <text:p text:style-name="P8">Strong Excel Skills</text:p>
        </text:list-item>
        <text:list-item>
          <text:p text:style-name="P8">Ability to build and maintain supplier relationships</text:p>
        </text:list-item>
        <text:list-item>
          <text:p text:style-name="P9"><text:span text:style-name="T6">Excellent organization and Planning skills</text:span></text:p>
        </text:list-item>
      </text:list>
      <text:p text:style-name="Standard"><text:span text:style-name="T1"/></text:p>
      <text:p text:style-name="Standard"><text:span text:style-name="T1"/></text:p>
      <text:p text:style-name="Standard"><text:span text:style-name="T1">I wish to apply for the role of Website Merchandiser</text:span><text:span text:style-name="T2">,</text:span><text:span text:style-name="T1"> currently being advertised with Indeed, please find enclosed my CV for your consideration. </text:span></text:p>
      <text:p text:style-name="Standard"><text:span text:style-name="T1">As you can see from my attached CV, I have just under two years</text:span><text:span text:style-name="T3"> </text:span><text:span text:style-name="T1">experience in the E-commerce industry, I work in a small team and this has helped me build up a wide range of experience and skills getting involved with every aspect of the E-commerce field. </text:span></text:p>
      <text:p text:style-name="Standard"><text:span text:style-name="T1">In my current role as a E-Commerce and Web Design Assistant</text:span><text:span text:style-name="T4"> </text:span><text:span text:style-name="T1">at Kintech, I have been responsible for developing multiple Websites as well as the companies Ebay store, uploading products, writing product and CMS page copy and updating images and information. This involves me having to be very accurate and detail orientated to ensure that the products are shown in the best possible way and for all copy to seem professional as well as accurate.</text:span></text:p>
      <text:p text:style-name="Standard"><text:span text:style-name="T1">Working as part of a manufacturing factory with a large warehouse I am use to dealing with different departments to organise products being prepared for photography including having items manufactured and built for photography around a busy schedule. </text:span></text:p>
      <text:p text:style-name="Standard"><text:soft-page-break/><text:span text:style-name="T1">I work along side our Graphic designer to create a time line and plan for content needed for the website to reflect the sales teams goals. Working on multiple projects and websites means I must be extremely organised and work to a structured plan.</text:span></text:p>
      <text:p text:style-name="Standard"><text:span text:style-name="T1">I am extremely confident using Microsoft office particularly Word and Excel, I deal with large product databases and create import files on a weekly basis.</text:span></text:p>
      <text:p text:style-name="Standard"><text:span text:style-name="T1"><text:s/>I am confident using a range of Adobe creative suite programmes including Photoshop that I use on a regular basis to manipulate and edit product photography that the graphic designer or I have taken. I use Indesign and Illustrator to create instruction booklets for a range of our products. </text:span></text:p>
      <text:p text:style-name="Standard"><text:span text:style-name="T1">I have often worked on my own making numerous decision, I also am confident working along side multiple departments as well as outside contractors and companies to create content and collaborate on projects and information.</text:span></text:p>
      <text:p text:style-name="Standard"><text:span text:style-name="T1">I am interested in working in a larger E-Commerce team and having the chance to develop my skills. I am a a quick learner, hard working and enjoy taking on new tasks and challenges.</text:span></text:p>
      <text:p text:style-name="Standard"><text:span text:style-name="T1">Thank you for your time and consideration. </text:span></text:p>
      <text:p text:style-name="P13"/>
      <text:p text:style-name="Standard"><text:span text:style-name="T1">Yours sincerely</text:span></text:p>
      <text:p text:style-name="Standard"><text:span text:style-name="T1">Marie Greenwood</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ans-serif"/>
    <style:font-face style:name="OpenSymbol" svg:font-family="OpenSymbol"/>
    <style:font-face style:name="Arial3" svg:font-family="Arial" style:font-family-generic="swiss"/>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page"/>
      <style:text-properties style:use-window-font-color="true" style:font-name="Calibri" fo:font-size="11pt" fo:language="en" fo:country="GB"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Balloon_20_Text" style:display-name="Balloon Text" style:family="paragraph" style:parent-style-name="Standard" style:default-outline-level="" style:list-style-name="">
      <style:paragraph-properties fo:margin-top="0cm" fo:margin-bottom="0cm" fo:line-height="100%"/>
      <style:text-properties style:font-name="Segoe UI" fo:font-size="9pt" style:font-size-asian="9pt" style:font-name-complex="Segoe UI1" style:font-size-complex="9pt"/>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7.96cm" style:type="center"/>
          <style:tab-stop style:position="15.921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7.96cm" style:type="center"/>
          <style:tab-stop style:position="15.921cm" style:type="right"/>
        </style:tab-stops>
      </style:paragraph-properties>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Segoe UI" fo:font-size="9pt" style:font-size-asian="9pt" style:font-name-complex="Segoe UI1" style:font-size-complex="9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fo:color="#d9d9d9" fo:font-size="8pt" style:font-size-asian="8pt" style:font-size-complex="8pt"/>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MP1"><text:span text:style-name="MT1">Cover letter template by reed.co.uk</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chael Cheary</meta:initial-creator>
    <dc:creator>marie greenwood</dc:creator>
    <meta:editing-cycles>2</meta:editing-cycles>
    <meta:creation-date>2013-12-03T15:54:00</meta:creation-date>
    <dc:date>2016-07-18T20:03:41.27</dc:date>
    <meta:editing-duration>PT1S</meta:editing-duration>
    <meta:generator>OpenOffice/4.1.2$Win32 OpenOffice.org_project/412m3$Build-9782</meta:generator>
    <meta:document-statistic meta:table-count="0" meta:image-count="0" meta:object-count="0" meta:page-count="2" meta:paragraph-count="36" meta:word-count="618" meta:character-count="387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